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aa6845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ac602e" style:font-size-asian="9.60000038146973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ac602e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ac602e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c602e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acc22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30d9da6" style:font-style-asian="normal" style:font-style-complex="normal"/>
    </style:style>
    <style:style style:name="T10" style:family="text">
      <style:text-properties fo:font-style="normal" officeooo:rsid="04b865de" style:font-style-asian="normal" style:font-style-complex="normal"/>
    </style:style>
    <style:style style:name="T11" style:family="text">
      <style:text-properties fo:font-style="normal" officeooo:rsid="0338dcc7" style:font-style-asian="normal" style:font-style-complex="normal"/>
    </style:style>
    <style:style style:name="T12" style:family="text">
      <style:text-properties fo:font-style="normal" officeooo:rsid="0345f7cb" style:font-style-asian="normal" style:font-style-complex="normal"/>
    </style:style>
    <style:style style:name="T13" style:family="text">
      <style:text-properties fo:font-style="normal" officeooo:rsid="043606b9" style:font-style-asian="normal" style:font-style-complex="normal"/>
    </style:style>
    <style:style style:name="T14" style:family="text">
      <style:text-properties fo:font-style="normal" officeooo:rsid="043d8be7" style:font-style-asian="normal" style:font-style-complex="normal"/>
    </style:style>
    <style:style style:name="T15" style:family="text">
      <style:text-properties fo:font-style="normal" officeooo:rsid="043e4192" style:font-style-asian="normal" style:font-style-complex="normal"/>
    </style:style>
    <style:style style:name="T16" style:family="text">
      <style:text-properties fo:font-style="normal" officeooo:rsid="043edd2c" style:font-style-asian="normal" style:font-style-complex="normal"/>
    </style:style>
    <style:style style:name="T17" style:family="text">
      <style:text-properties fo:font-style="normal" officeooo:rsid="0444c0ca" style:font-style-asian="normal" style:font-style-complex="normal"/>
    </style:style>
    <style:style style:name="T18" style:family="text">
      <style:text-properties fo:font-style="normal" officeooo:rsid="04467a7e" style:font-style-asian="normal" style:font-style-complex="normal"/>
    </style:style>
    <style:style style:name="T19" style:family="text">
      <style:text-properties fo:font-style="normal" officeooo:rsid="0447060c" style:font-style-asian="normal" style:font-style-complex="normal"/>
    </style:style>
    <style:style style:name="T20" style:family="text">
      <style:text-properties fo:font-style="normal" officeooo:rsid="044d031b" style:font-style-asian="normal" style:font-style-complex="normal"/>
    </style:style>
    <style:style style:name="T21" style:family="text">
      <style:text-properties fo:font-style="normal" officeooo:rsid="0450b646" style:font-style-asian="normal" style:font-style-complex="normal"/>
    </style:style>
    <style:style style:name="T22" style:family="text">
      <style:text-properties fo:font-style="normal" officeooo:rsid="04557b08" style:font-style-asian="normal" style:font-style-complex="normal"/>
    </style:style>
    <style:style style:name="T23" style:family="text">
      <style:text-properties fo:font-style="normal" officeooo:rsid="04566c18" style:font-style-asian="normal" style:font-style-complex="normal"/>
    </style:style>
    <style:style style:name="T24" style:family="text">
      <style:text-properties fo:font-style="normal" officeooo:rsid="045ba372" style:font-style-asian="normal" style:font-style-complex="normal"/>
    </style:style>
    <style:style style:name="T25" style:family="text">
      <style:text-properties fo:font-style="normal" officeooo:rsid="045f7b48" style:font-style-asian="normal" style:font-style-complex="normal"/>
    </style:style>
    <style:style style:name="T26" style:family="text">
      <style:text-properties fo:font-style="normal" officeooo:rsid="046131e9" style:font-style-asian="normal" style:font-style-complex="normal"/>
    </style:style>
    <style:style style:name="T27" style:family="text">
      <style:text-properties fo:font-style="normal" officeooo:rsid="0462b66d" style:font-style-asian="normal" style:font-style-complex="normal"/>
    </style:style>
    <style:style style:name="T28" style:family="text">
      <style:text-properties fo:font-style="normal" officeooo:rsid="046357bd" style:font-style-asian="normal" style:font-style-complex="normal"/>
    </style:style>
    <style:style style:name="T29" style:family="text">
      <style:text-properties fo:font-style="normal" officeooo:rsid="04663faf" style:font-style-asian="normal" style:font-style-complex="normal"/>
    </style:style>
    <style:style style:name="T30" style:family="text">
      <style:text-properties fo:font-style="normal" officeooo:rsid="04665b4d" style:font-style-asian="normal" style:font-style-complex="normal"/>
    </style:style>
    <style:style style:name="T31" style:family="text">
      <style:text-properties fo:font-style="normal" officeooo:rsid="04675342" style:font-style-asian="normal" style:font-style-complex="normal"/>
    </style:style>
    <style:style style:name="T32" style:family="text">
      <style:text-properties fo:font-style="normal" officeooo:rsid="0468b6bd" style:font-style-asian="normal" style:font-style-complex="normal"/>
    </style:style>
    <style:style style:name="T33" style:family="text">
      <style:text-properties fo:font-style="normal" officeooo:rsid="0469b7c5" style:font-style-asian="normal" style:font-style-complex="normal"/>
    </style:style>
    <style:style style:name="T34" style:family="text">
      <style:text-properties fo:font-style="normal" officeooo:rsid="046bdff6" style:font-style-asian="normal" style:font-style-complex="normal"/>
    </style:style>
    <style:style style:name="T35" style:family="text">
      <style:text-properties fo:font-style="normal" officeooo:rsid="046ca865" style:font-style-asian="normal" style:font-style-complex="normal"/>
    </style:style>
    <style:style style:name="T36" style:family="text">
      <style:text-properties fo:font-style="normal" officeooo:rsid="046d5db9" style:font-style-asian="normal" style:font-style-complex="normal"/>
    </style:style>
    <style:style style:name="T37" style:family="text">
      <style:text-properties fo:font-style="normal" officeooo:rsid="046e0fc0" style:font-style-asian="normal" style:font-style-complex="normal"/>
    </style:style>
    <style:style style:name="T38" style:family="text">
      <style:text-properties fo:font-style="normal" officeooo:rsid="04712d9e" style:font-style-asian="normal" style:font-style-complex="normal"/>
    </style:style>
    <style:style style:name="T39" style:family="text">
      <style:text-properties fo:font-style="normal" officeooo:rsid="047430da" style:font-style-asian="normal" style:font-style-complex="normal"/>
    </style:style>
    <style:style style:name="T40" style:family="text">
      <style:text-properties fo:font-style="normal" officeooo:rsid="04757255" style:font-style-asian="normal" style:font-style-complex="normal"/>
    </style:style>
    <style:style style:name="T41" style:family="text">
      <style:text-properties fo:font-style="normal" officeooo:rsid="047741ef" style:font-style-asian="normal" style:font-style-complex="normal"/>
    </style:style>
    <style:style style:name="T42" style:family="text">
      <style:text-properties fo:font-style="normal" officeooo:rsid="047a3bf8" style:font-style-asian="normal" style:font-style-complex="normal"/>
    </style:style>
    <style:style style:name="T43" style:family="text">
      <style:text-properties fo:font-style="normal" officeooo:rsid="047a6dbc" style:font-style-asian="normal" style:font-style-complex="normal"/>
    </style:style>
    <style:style style:name="T44" style:family="text">
      <style:text-properties fo:font-style="normal" officeooo:rsid="047d9af1" style:font-style-asian="normal" style:font-style-complex="normal"/>
    </style:style>
    <style:style style:name="T45" style:family="text">
      <style:text-properties fo:font-style="normal" officeooo:rsid="047db8fc" style:font-style-asian="normal" style:font-style-complex="normal"/>
    </style:style>
    <style:style style:name="T46" style:family="text">
      <style:text-properties fo:font-style="normal" officeooo:rsid="047df210" style:font-style-asian="normal" style:font-style-complex="normal"/>
    </style:style>
    <style:style style:name="T47" style:family="text">
      <style:text-properties fo:font-style="normal" officeooo:rsid="04809b66" style:font-style-asian="normal" style:font-style-complex="normal"/>
    </style:style>
    <style:style style:name="T48" style:family="text">
      <style:text-properties fo:font-style="normal" officeooo:rsid="0480e7da" style:font-style-asian="normal" style:font-style-complex="normal"/>
    </style:style>
    <style:style style:name="T49" style:family="text">
      <style:text-properties fo:font-style="normal" officeooo:rsid="0483ebb7" style:font-style-asian="normal" style:font-style-complex="normal"/>
    </style:style>
    <style:style style:name="T50" style:family="text">
      <style:text-properties fo:font-style="normal" officeooo:rsid="04854b88" style:font-style-asian="normal" style:font-style-complex="normal"/>
    </style:style>
    <style:style style:name="T51" style:family="text">
      <style:text-properties fo:font-style="normal" officeooo:rsid="04881b32" style:font-style-asian="normal" style:font-style-complex="normal"/>
    </style:style>
    <style:style style:name="T52" style:family="text">
      <style:text-properties fo:font-style="normal" officeooo:rsid="048a4332" style:font-style-asian="normal" style:font-style-complex="normal"/>
    </style:style>
    <style:style style:name="T53" style:family="text">
      <style:text-properties fo:font-style="normal" officeooo:rsid="048c3075" style:font-style-asian="normal" style:font-style-complex="normal"/>
    </style:style>
    <style:style style:name="T54" style:family="text">
      <style:text-properties fo:font-style="normal" officeooo:rsid="048c8513" style:font-style-asian="normal" style:font-style-complex="normal"/>
    </style:style>
    <style:style style:name="T55" style:family="text">
      <style:text-properties fo:font-style="normal" officeooo:rsid="048dd3f5" style:font-style-asian="normal" style:font-style-complex="normal"/>
    </style:style>
    <style:style style:name="T56" style:family="text">
      <style:text-properties fo:font-style="normal" officeooo:rsid="048f7cdc" style:font-style-asian="normal" style:font-style-complex="normal"/>
    </style:style>
    <style:style style:name="T57" style:family="text">
      <style:text-properties fo:font-style="normal" officeooo:rsid="0491cf70" style:font-style-asian="normal" style:font-style-complex="normal"/>
    </style:style>
    <style:style style:name="T58" style:family="text">
      <style:text-properties fo:font-style="normal" officeooo:rsid="0494b492" style:font-style-asian="normal" style:font-style-complex="normal"/>
    </style:style>
    <style:style style:name="T59" style:family="text">
      <style:text-properties fo:font-style="normal" officeooo:rsid="0498bb58" style:font-style-asian="normal" style:font-style-complex="normal"/>
    </style:style>
    <style:style style:name="T60" style:family="text">
      <style:text-properties fo:font-style="normal" officeooo:rsid="04991670" style:font-style-asian="normal" style:font-style-complex="normal"/>
    </style:style>
    <style:style style:name="T61" style:family="text">
      <style:text-properties fo:font-style="normal" officeooo:rsid="049a1139" style:font-style-asian="normal" style:font-style-complex="normal"/>
    </style:style>
    <style:style style:name="T62" style:family="text">
      <style:text-properties fo:font-style="normal" officeooo:rsid="049a9aa4" style:font-style-asian="normal" style:font-style-complex="normal"/>
    </style:style>
    <style:style style:name="T63" style:family="text">
      <style:text-properties fo:font-style="normal" officeooo:rsid="049b485e" style:font-style-asian="normal" style:font-style-complex="normal"/>
    </style:style>
    <style:style style:name="T64" style:family="text">
      <style:text-properties fo:font-style="normal" officeooo:rsid="049b5908" style:font-style-asian="normal" style:font-style-complex="normal"/>
    </style:style>
    <style:style style:name="T65" style:family="text">
      <style:text-properties fo:font-style="normal" officeooo:rsid="049f6203" style:font-style-asian="normal" style:font-style-complex="normal"/>
    </style:style>
    <style:style style:name="T66" style:family="text">
      <style:text-properties fo:font-style="normal" officeooo:rsid="04a13a54" style:font-style-asian="normal" style:font-style-complex="normal"/>
    </style:style>
    <style:style style:name="T67" style:family="text">
      <style:text-properties fo:font-style="normal" officeooo:rsid="04a2af1b" style:font-style-asian="normal" style:font-style-complex="normal"/>
    </style:style>
    <style:style style:name="T68" style:family="text">
      <style:text-properties fo:font-style="normal" officeooo:rsid="04a36d9c" style:font-style-asian="normal" style:font-style-complex="normal"/>
    </style:style>
    <style:style style:name="T69" style:family="text">
      <style:text-properties fo:font-style="normal" officeooo:rsid="04a558e4" style:font-style-asian="normal" style:font-style-complex="normal"/>
    </style:style>
    <style:style style:name="T70" style:family="text">
      <style:text-properties fo:font-style="normal" officeooo:rsid="04aa6845" style:font-style-asian="normal" style:font-style-complex="normal"/>
    </style:style>
    <style:style style:name="T71" style:family="text">
      <style:text-properties officeooo:rsid="000a14f6"/>
    </style:style>
    <style:style style:name="T72" style:family="text">
      <style:text-properties officeooo:rsid="005714b7"/>
    </style:style>
    <style:style style:name="T73" style:family="text">
      <style:text-properties officeooo:rsid="00880dbe"/>
    </style:style>
    <style:style style:name="T74" style:family="text">
      <style:text-properties officeooo:rsid="007c6d62"/>
    </style:style>
    <style:style style:name="T75" style:family="text">
      <style:text-properties officeooo:rsid="01c4f176"/>
    </style:style>
    <style:style style:name="T76" style:family="text">
      <style:text-properties officeooo:rsid="03b4652d"/>
    </style:style>
    <style:style style:name="T77" style:family="text">
      <style:text-properties officeooo:rsid="0473a949"/>
    </style:style>
    <style:style style:name="T78" style:family="text">
      <style:text-properties officeooo:rsid="0387836c"/>
    </style:style>
    <style:style style:name="T79" style:family="text">
      <style:text-properties officeooo:rsid="023c6ef8"/>
    </style:style>
    <style:style style:name="T80" style:family="text">
      <style:text-properties officeooo:rsid="023d86f1"/>
    </style:style>
    <style:style style:name="T81" style:family="text">
      <style:text-properties officeooo:rsid="023e4245"/>
    </style:style>
    <style:style style:name="T82" style:family="text">
      <style:text-properties style:font-name="EB Garamond 12 All SC"/>
    </style:style>
    <style:style style:name="T83" style:family="text">
      <style:text-properties style:font-name="EB Garamond 12 All SC" officeooo:rsid="03106751"/>
    </style:style>
    <style:style style:name="T84" style:family="text">
      <style:text-properties style:font-name="EB Garamond 12 All SC" officeooo:rsid="0450b646"/>
    </style:style>
    <style:style style:name="T85" style:family="text">
      <style:text-properties style:font-name="EB Garamond 12 All SC" officeooo:rsid="04665b4d"/>
    </style:style>
    <style:style style:name="T86" style:family="text">
      <style:text-properties style:font-name="EB Garamond 12 All SC" officeooo:rsid="048159db"/>
    </style:style>
    <style:style style:name="T87" style:family="text">
      <style:text-properties style:font-name="EB Garamond 12 All SC" officeooo:rsid="0494b492"/>
    </style:style>
    <style:style style:name="T88" style:family="text">
      <style:text-properties style:font-name="EB Garamond 12 All SC" officeooo:rsid="04ac602e"/>
    </style:style>
    <style:style style:name="T89" style:family="text">
      <style:text-properties officeooo:rsid="02f83ef8"/>
    </style:style>
    <style:style style:name="T90" style:family="text">
      <style:text-properties officeooo:rsid="030feb5b"/>
    </style:style>
    <style:style style:name="T91" style:family="text">
      <style:text-properties officeooo:rsid="03106751"/>
    </style:style>
    <style:style style:name="T92" style:family="text">
      <style:text-properties officeooo:rsid="031f6f79"/>
    </style:style>
    <style:style style:name="T93" style:family="text">
      <style:text-properties officeooo:rsid="0303035b"/>
    </style:style>
    <style:style style:name="T94" style:family="text">
      <style:text-properties officeooo:rsid="01dff054"/>
    </style:style>
    <style:style style:name="T95" style:family="text">
      <style:text-properties officeooo:rsid="037ed729"/>
    </style:style>
    <style:style style:name="T96" style:family="text">
      <style:text-properties officeooo:rsid="043d7ddb"/>
    </style:style>
    <style:style style:name="T97" style:family="text">
      <style:text-properties officeooo:rsid="043e4192"/>
    </style:style>
    <style:style style:name="T98" style:family="text">
      <style:text-properties officeooo:rsid="044301de"/>
    </style:style>
    <style:style style:name="T99" style:family="text">
      <style:text-properties officeooo:rsid="0450b646"/>
    </style:style>
    <style:style style:name="T100" style:family="text">
      <style:text-properties officeooo:rsid="045cf227"/>
    </style:style>
    <style:style style:name="T101" style:family="text">
      <style:text-properties officeooo:rsid="046131e9"/>
    </style:style>
    <style:style style:name="T102" style:family="text">
      <style:text-properties officeooo:rsid="04665b4d"/>
    </style:style>
    <style:style style:name="T103" style:family="text">
      <style:text-properties officeooo:rsid="0468b6bd"/>
    </style:style>
    <style:style style:name="T104" style:family="text">
      <style:text-properties officeooo:rsid="047db8fc"/>
    </style:style>
    <style:style style:name="T105" style:family="text">
      <style:text-properties officeooo:rsid="048159db"/>
    </style:style>
    <style:style style:name="T106" style:family="text">
      <style:text-properties officeooo:rsid="0483ebb7"/>
    </style:style>
    <style:style style:name="T107" style:family="text">
      <style:text-properties officeooo:rsid="04854b88"/>
    </style:style>
    <style:style style:name="T108" style:family="text">
      <style:text-properties officeooo:rsid="04881b32"/>
    </style:style>
    <style:style style:name="T109" style:family="text">
      <style:text-properties officeooo:rsid="0494b492"/>
    </style:style>
    <style:style style:name="T110" style:family="text">
      <style:text-properties officeooo:rsid="0499147e"/>
    </style:style>
    <style:style style:name="T111" style:family="text">
      <style:text-properties officeooo:rsid="04991670"/>
    </style:style>
    <style:style style:name="T112" style:family="text">
      <style:text-properties officeooo:rsid="04a13a54"/>
    </style:style>
    <style:style style:name="T113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14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15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16" style:family="text">
      <style:text-properties fo:font-variant="normal" fo:text-transform="none" fo:color="#000000" fo:letter-spacing="normal" fo:font-style="normal" fo:font-weight="normal" officeooo:rsid="04ac602e" style:font-style-asian="normal" style:font-style-complex="normal"/>
    </style:style>
    <style:style style:name="T117" style:family="text">
      <style:text-properties fo:font-variant="normal" fo:text-transform="none" fo:color="#000000" fo:letter-spacing="normal" fo:font-style="normal" fo:font-weight="normal" officeooo:rsid="04ac9cfc" style:font-style-asian="normal" style:font-style-complex="normal"/>
    </style:style>
    <style:style style:name="T118" style:family="text">
      <style:text-properties fo:font-variant="normal" fo:text-transform="none" fo:color="#000000" fo:letter-spacing="normal" fo:font-style="normal" fo:font-weight="normal" officeooo:rsid="04acc227" style:font-style-asian="normal" style:font-style-complex="normal"/>
    </style:style>
    <style:style style:name="T119" style:family="text">
      <style:text-properties fo:font-variant="normal" fo:text-transform="none" fo:color="#000000" fo:letter-spacing="normal" fo:font-style="normal" fo:font-weight="normal" officeooo:rsid="04ade4a2" style:font-style-asian="normal" style:font-style-complex="normal"/>
    </style:style>
    <style:style style:name="T120" style:family="text">
      <style:text-properties fo:font-variant="normal" fo:text-transform="none" fo:color="#000000" fo:letter-spacing="normal" fo:font-weight="normal"/>
    </style:style>
    <style:style style:name="T121" style:family="text">
      <style:text-properties fo:font-variant="normal" fo:text-transform="none" fo:color="#000000" fo:letter-spacing="normal" fo:font-weight="normal" officeooo:rsid="04a905c8"/>
    </style:style>
    <style:style style:name="T122" style:family="text">
      <style:text-properties fo:font-variant="normal" fo:text-transform="none" fo:color="#000000" fo:letter-spacing="normal" fo:font-weight="normal" officeooo:rsid="04ac602e"/>
    </style:style>
    <style:style style:name="T123" style:family="text">
      <style:text-properties fo:font-variant="normal" fo:text-transform="none" fo:color="#000000" fo:letter-spacing="normal" fo:font-weight="normal" officeooo:rsid="048159db"/>
    </style:style>
    <style:style style:name="T124" style:family="text">
      <style:text-properties fo:font-variant="normal" fo:text-transform="none" fo:color="#000000" fo:letter-spacing="normal" fo:font-weight="normal" officeooo:rsid="04acc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75">Esser-</text:span>Skala, 20<text:span text:style-name="T91">20</text:span></text:p>
      <text:p text:style-name="P27"/>
      <text:p text:style-name="P27"/>
      <text:p text:style-name="P12">© 20<text:span text:style-name="T91">20</text:span> by Wolfgang <text:span text:style-name="T75">Esser-</text:span>Skala. This edition is licensed under the Creative Commons Attribution<text:span text:style-name="T73">-NonCommercial-ShareAlike</text:span> 4.0 International License. To view a copy of this license, visit http://creativecommons.org/licenses/by<text:span text:style-name="T74">-nc-sa</text:span>/4.0/. </text:p>
      <text:p text:style-name="P11"/>
      <text:p text:style-name="P13">Music engraving by LilyPond 2.18.0 (http://www.lilypond.org).<text:span text:style-name="T72"><text:line-break/>Front matter</text:span> typeset with EB Garamond (http://www.georgduffner.at/ebgaramond).</text:p>
      <text:p text:style-name="P27"/>
      <text:p text:style-name="P10">First <text:span text:style-name="T75">version</text:span>, <text:span text:style-name="T96">March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9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79">https://digital.staatsbibliothek-berlin.de/werkansicht/?PPN=PPN102370644x<text:line-break/><text:tab/></text:span>(siglum<text:span text:style-name="T77"> </text:span>Mus.<text:span text:style-name="T79">ms. 21401</text:span>)</text:p>
      <text:p text:style-name="P2"/>
      <text:p text:style-name="P7">In general, this edition closely follows the <text:span text:style-name="T78">manuscript. </text:span>Any<text:span text:style-name="T89"> </text:span>changes <text:span text:style-name="T7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8"><text:line-break/></text:span><text:span text:style-name="T16">1.1</text:span><text:span text:style-name="T11"><text:tab/></text:span><text:span text:style-name="T16">7</text:span><text:span text:style-name="T11"><text:tab/></text:span><text:span text:style-name="T16">A</text:span><text:span text:style-name="T10"><text:note text:id="ftn1" text:note-class="footnote"><text:note-citation>1</text:note-citation><text:note-body><text:p text:style-name="P33">Abbreviations: <text:span text:style-name="T93">A, alto; B, basso; fag, bassoon; </text:span>Ms, manuscript;<text:span text:style-name="T79"> ob, oboe; </text:span>org, organ; <text:span text:style-name="T94">r, rest; S, soprano; T, tenore; vl, violin; vla, viola</text:span>.</text:p></text:note-body></text:note></text:span><text:span text:style-name="T9"><text:tab/></text:span><text:span text:style-name="T16">2nd half note in Ms: g′2</text:span><text:span text:style-name="T20"><text:line-break/>1.5<text:tab/>21<text:tab/>vl 2<text:tab/>bar in Ms unison with vl 1</text:span><text:span text:style-name="T24"><text:line-break/>2.3<text:tab/>8<text:tab/>ob 1<text:tab/>last sixteenth in Ms: c″32–d″32</text:span><text:span text:style-name="T27"><text:line-break/>2.5<text:tab/>20<text:tab/>vl 1<text:tab/>2nd quarter in Ms: cis</text:span><text:span text:style-name="T24">″</text:span><text:span text:style-name="T27">8–d</text:span><text:span text:style-name="T24">″</text:span><text:span text:style-name="T27">16–e</text:span><text:span text:style-name="T24">″</text:span><text:span text:style-name="T27">16</text:span><text:span text:style-name="T28"><text:line-break/><text:tab/>71<text:tab/>vl 1</text:span><text:span text:style-name="T27"><text:tab/>2nd quarter in Ms: </text:span><text:span text:style-name="T28">b</text:span><text:span text:style-name="T24">′</text:span><text:span text:style-name="T27">8–</text:span><text:span text:style-name="T28">c</text:span><text:span text:style-name="T24">″</text:span><text:span text:style-name="T27">16–</text:span><text:span text:style-name="T28">d</text:span><text:span text:style-name="T24">″</text:span><text:span text:style-name="T27">16</text:span><text:span text:style-name="T29"><text:line-break/>2.6<text:tab/>4<text:tab/>T<text:tab/>5th half note in Ms: c′4–a′4</text:span><text:span text:style-name="T39"><text:line-break/>3.3<text:tab/>22<text:tab/>vl 1<text:tab/>7th eighth in Ms: a′8</text:span><text:span text:style-name="T44"><text:line-break/>3.5<text:tab/></text:span><text:span text:style-name="T46">16<text:tab/>A<text:tab/>6th eighth in Ms: f′8<text:line-break/><text:tab/></text:span><text:span text:style-name="T44">26<text:tab/>vlc<text:tab/>4th quarter missing in Ms</text:span><text:span text:style-name="T47"><text:line-break/>3.6<text:tab/></text:span><text:span text:style-name="T48">1<text:tab/>T<text:tab/>4th half note in Ms: bes2<text:line-break/><text:tab/></text:span><text:span text:style-name="T47">2<text:tab/>T<text:tab/>5th/6th half note in Ms: d′2.–d′4</text:span><text:span text:style-name="T52"><text:line-break/>4.3<text:tab/></text:span><text:span text:style-name="T53">34–37<text:tab/>vl 1, 2<text:tab/></text:span><text:span text:style-name="T54">voices</text:span><text:span text:style-name="T53"> swapped in Ms<text:line-break/><text:tab/></text:span><text:span text:style-name="T52">51<text:tab/>B<text:tab/>2nd/3rd quarter in Ms: d′8–d′8–cis′8–b8</text:span><text:span text:style-name="T61"><text:line-break/>5.3<text:tab/>33<text:tab/>org<text:tab/>last sixteenth in Ms: d′16</text:span><text:span text:style-name="T64"><text:line-break/><text:tab/>41<text:tab/>ob 1<text:tab/>last eighth in Ms: a″16–b″16</text:span><text:span text:style-name="T62"><text:line-break/><text:tab/>45<text:tab/>org<text:tab/>2nd quarter in Ms: d16–g16–b16–d′16</text:span><text:span text:style-name="T67"><text:line-break/>5.5<text:tab/>64<text:tab/>fag<text:tab/>bar in </text:span><text:span text:style-name="T68">M</text:span><text:span text:style-name="T67">s: c′8–g4</text:span><text:span text:style-name="T69"><text:line-break/><text:tab/>66<text:tab/>fag<text:tab/>9th note in Ms: c′32</text:span><text:span text:style-name="T70"><text:line-break/>5.6<text:tab/>1–2<text:tab/>–<text:tab/>These bars are missing in the Ms and were reconstructed<text:line-break/><text:tab/><text:tab/><text:tab/>based upon no. 1.22 in Stölzel’s passion </text:span><text:span text:style-name="T4">JESUS, als der für das<text:line-break/><text:tab/><text:tab/><text:tab/>verlohrne Schäflein leidend- und sterbende Gute Hirte</text:span><text:span text:style-name="T70">.</text:span><text:span text:style-name="T57"><text:line-break/></text:span><text:span text:style-name="T12"><text:line-break/></text:span></text:p>
      <text:p text:style-name="P6"/>
      <text:p text:style-name="P8"/>
      <text:p text:style-name="P8"/>
      <text:p text:style-name="P8">Bass figures appear in the following movements<text:span text:style-name="T95"> (bars in parentheses)</text:span>:<text:span text:style-name="T98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, 5.6, 6.1.</text:span> <text:span text:style-name="T92">The remaining bass figures were added by the editor.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0"> </text:span><text:soft-page-break/><text:span text:style-name="T90">stoelzel-jesu-deine-passion</text:span>). Your help will be greatly appreciated.</text:p>
      <text:p text:style-name="P9"/>
      <text:p text:style-name="P9"/>
      <text:p text:style-name="P9"><text:span text:style-name="T6">Salzburg, </text:span><text:span text:style-name="T13">February</text:span><text:span text:style-name="T6"> 20</text:span><text:span text:style-name="T7">20</text:span><text:line-break/>Wolfgang <text:span text:style-name="T76">Esser-</text:span>Skala</text:p>
      <text:p text:style-name="P20"/>
      <text:p text:style-name="P32"/>
      <text:p text:style-name="P29">C O N T E N T S</text:p>
      <text:p text:style-name="P29"/>
      <text:p text:style-name="P21"/>
      <text:p text:style-name="P21"><text:span text:style-name="T83">e</text:span><text:span text:style-name="T82"> r s t e <text:s text:c="2"/>b e t r a c h t u n g</text:span></text:p>
      <text:p text:style-name="P14"/>
      <text:p text:style-name="P34">1<text:span text:style-name="T81">.1</text:span><text:tab/>Choral: <text:tab/><text:span text:style-name="T91">Jeſu, Deine Paßion<text:tab/>3</text:span><text:line-break/><text:line-break/><text:span text:style-name="T80">Chor<text:tab/></text:span><text:span text:style-name="T14">Jeſu, Deine Paßion<text:line-break/><text:tab/>will ich itzt bedencken</text:span><text:span text:style-name="T15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4"/>
      <text:p text:style-name="P34"/>
      <text:p text:style-name="P39"><text:span text:style-name="T97">1</text:span>.2<text:tab/>Recitativo:<text:tab/>So thuſt Du dann<text:tab/>1<text:span text:style-name="T6"><text:line-break/><text:line-break/></text:span>Tenore<text:span text:style-name="T6"><text:tab/>So thuſt </text:span><text:span text:style-name="T17">d</text:span><text:span text:style-name="T6">u dann,<text:line-break/><text:tab/>nach dem geſprochnen Lobgeſang,<text:line-break/><text:tab/>mein Heyland, über Kidrons Fluth<text:line-break/><text:tab/>den erſten Leidens Gang.<text:line-break/><text:tab/>Dir folgen </text:span><text:span text:style-name="T17">d</text:span><text:span text:style-name="T6">eine Jünger zwar,<text:line-break/><text:tab/>und faßen den feſten Schluß,<text:line-break/><text:tab/>mit tapfern Muth </text:span><text:span text:style-name="T17">d</text:span><text:span text:style-name="T6">ich nicht in der Gefahr,<text:line-break/><text:tab/>ja nicht im Tode zu verlaßen.<text:line-break/><text:tab/>Doch </text:span><text:span text:style-name="T17">d</text:span><text:span text:style-name="T6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9"/>
      <text:p text:style-name="P39"/>
      <text:p text:style-name="P40">1.3<text:tab/>Aria:<text:tab/>Wie hurtig iſt man im Verheißen<text:tab/>1<text:span text:style-name="T6"><text:line-break/><text:line-break/></text:span>Tenore<text:span text:style-name="T6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40"/>
      <text:p text:style-name="P40"/>
      <text:p text:style-name="P41">1.4<text:tab/>Recitativo:<text:tab/>Du trittſt, mein Jeſu, nun in Hof Gethſemane<text:tab/>1<text:span text:style-name="T6"><text:line-break/><text:line-break/></text:span>Alto<text:span text:style-name="T6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6"><text:tab/>Du fällſt betrübt auf Knie</text:span><text:span text:style-name="T19"> </text:span><text:span text:style-name="T6">und Angeſicht</text:span><text:span text:style-name="T19">,</text:span><text:span text:style-name="T6"><text:line-break/><text:tab/></text:span><text:span text:style-name="T19">f</text:span><text:span text:style-name="T6">äng</text:span><text:span text:style-name="T19">ſ</text:span><text:span text:style-name="T6">t an zu zittren und zu zagen<text:line-break/><text:tab/>vor der entſetzlich großen Laſt,<text:line-break/></text:span><text:soft-page-break/><text:span text:style-name="T6"><text:tab/>die Du auf deinen Rücken haſt<text:line-break/><text:tab/>und nun, o Gottes Lamm, ſollſt tragen.<text:line-break/><text:line-break/></text:span>Alto<text:span text:style-name="T6"><text:tab/>Dreymal ſteigt dein Gebeth<text:line-break/><text:tab/>zum Vater in die Höhe,<text:line-break/><text:tab/>daß dieſer Kelch doch von dir gehe,<text:line-break/><text:tab/>doch indes </text:span><text:span text:style-name="T18">wo</text:span><text:span text:style-name="T6">hlruht auch dein Wille<text:line-break/><text:tab/>im Willen deines Vaters ſtille.<text:line-break/><text:line-break/></text:span>Canto<text:span text:style-name="T6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6"><text:tab/>Iſts möglich, daß nun diesen,<text:line-break/><text:tab/>die ihren Beyſtand dir verhießen,<text:line-break/><text:tab/>ein tiefer Schlaf die Augen will verſchließen.</text:span></text:p>
      <text:p text:style-name="P41"/>
      <text:p text:style-name="P41"/>
      <text:p text:style-name="P42">1.5<text:tab/>Duetto:<text:tab/>Wacht und bethet! ruffeſt du<text:tab/>1<text:span text:style-name="T6"><text:line-break/><text:line-break/></text:span>Canto<text:span text:style-name="T6"><text:tab/>Wacht und bethet! ruffeſt du<text:line-break/></text:span>&amp;<text:span text:style-name="T6"><text:tab/>den betrübten Jüngern zu<text:line-break/></text:span>Alto<text:span text:style-name="T6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42"/>
      <text:p text:style-name="P42"/>
      <text:p text:style-name="P43">1.6<text:tab/>Choral:<text:tab/>Wachet auf, ihr faulen Chriſten<text:tab/>1<text:span text:style-name="T6"><text:line-break/><text:line-break/></text:span>Chor<text:span text:style-name="T6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43"/>
      <text:p text:style-name="P43"/>
      <text:p text:style-name="P22"><text:span text:style-name="T84">z w e y t e</text:span><text:span text:style-name="T82"> <text:s text:c="2"/>b e t r a c h t u n g</text:span></text:p>
      <text:p text:style-name="P15"/>
      <text:p text:style-name="P35"><text:span text:style-name="T99">2.1</text:span><text:tab/>Choral:<text:span text:style-name="T99"><text:tab/>Judas, der Verräther, küßt<text:tab/>1</text:span><text:span text:style-name="T21"><text:line-break/><text:line-break/></text:span><text:span text:style-name="T99">Chor</text:span><text:span text:style-name="T21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8"><text:line-break/></text:p>
      <text:p text:style-name="P48"><text:soft-page-break/><text:span text:style-name="T99">2</text:span>.2<text:tab/>Recitativo:<text:tab/>Was kömmeſtu, verruchte Schaar<text:tab/>1<text:span text:style-name="T6"><text:line-break/><text:line-break/></text:span>Alto<text:span text:style-name="T6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3">ſ</text:span><text:span text:style-name="T22">tecken</text:span><text:span text:style-name="T6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8"/>
      <text:p text:style-name="P48"/>
      <text:p text:style-name="P49"><text:span text:style-name="T100">2</text:span>.3<text:tab/>Aria:<text:tab/>Liebſte Hand, ich küße dich<text:tab/>1<text:span text:style-name="T6"><text:line-break/><text:line-break/></text:span>Alto<text:span text:style-name="T6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9"/>
      <text:p text:style-name="P49"/>
      <text:p text:style-name="P50">2.4<text:tab/>Recitativo:<text:tab/>Und wie? Ihr Jünger, fliehet ihr?<text:tab/>1<text:span text:style-name="T6"><text:line-break/><text:line-break/></text:span>Tenore<text:span text:style-name="T6"><text:tab/>Und wie? Ihr Jünger, fliehet ihr?<text:line-break/><text:tab/>Iſt euer Muth nun ganz und gar verſchwunden?<text:line-break/><text:tab/>Bedenckt, wozu ihr euch verbunden!<text:line-break/><text:tab/></text:span><text:span text:style-name="T26"><text:line-break/></text:span><text:span text:style-name="T101">Basſo</text:span><text:span text:style-name="T26"><text:tab/></text:span><text:span text:style-name="T6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5">t</text:span><text:span text:style-name="T6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50"/>
      <text:p text:style-name="P50"/>
      <text:p text:style-name="P51">2.5<text:tab/>Duetto:<text:tab/>Ach, ihr Jünger, denckt zurücke<text:tab/>1<text:span text:style-name="T6"><text:line-break/><text:line-break/></text:span>Tenore<text:span text:style-name="T6"><text:tab/>Ach, ihr Jünger, denckt zurücke,<text:line-break/></text:span>&amp;<text:span text:style-name="T6"><text:tab/>was ſind dieſe Band und Stricke<text:line-break/></text:span>Basſo<text:span text:style-name="T6"><text:tab/>gegen Jeſu Seelen Schmertz.<text:line-break/><text:tab/>Jeſum gantz alleine traffe<text:line-break/></text:span><text:soft-page-break/><text:span text:style-name="T6"><text:tab/>aller Menſchen Sündt und Strafe,<text:line-break/><text:tab/>Höllenbande, Todesſtricke<text:line-break/><text:tab/>folterten ſein blutend Hertz.</text:span></text:p>
      <text:p text:style-name="P51"/>
      <text:p text:style-name="P51"/>
      <text:p text:style-name="P52">2.6<text:tab/>Choral:<text:tab/>Herr, laß dein bitter Leyden<text:tab/>1<text:span text:style-name="T6"><text:line-break/><text:line-break/></text:span>Chor<text:span text:style-name="T6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44"/>
      <text:p text:style-name="P44"/>
      <text:p text:style-name="P23"><text:span text:style-name="T85">d r i t t e</text:span><text:span text:style-name="T82"> <text:s text:c="2"/>b e t r a c h t u n g</text:span></text:p>
      <text:p text:style-name="P16"/>
      <text:p text:style-name="P36"><text:span text:style-name="T102">3.1</text:span><text:tab/>Choral:<text:span text:style-name="T102"><text:tab/>Jeſu, der du wollen büßen<text:tab/>1</text:span><text:span text:style-name="T30"><text:line-break/><text:line-break/></text:span><text:span text:style-name="T102">Chor</text:span><text:span text:style-name="T30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6"/>
      <text:p text:style-name="P36"/>
      <text:p text:style-name="P53"><text:span text:style-name="T102">3</text:span>.2<text:tab/>Recitativo:<text:tab/>Schau, Hannas, den<text:tab/>1<text:span text:style-name="T6"><text:line-break/><text:line-break/></text:span>Tenore<text:span text:style-name="T6"><text:tab/>Schau, Hannas, den,</text:span><text:span text:style-name="T31"><text:line-break/><text:tab/></text:span><text:span text:style-name="T6">der für des Volckes Mißethaten</text:span><text:span text:style-name="T32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4">?</text:span><text:span text:style-name="T32"><text:line-break/><text:tab/></text:span><text:span text:style-name="T34">H</text:span><text:span text:style-name="T32">ör, was der Heyland ſpricht:<text:line-break/><text:line-break/></text:span><text:span text:style-name="T103">Basſo</text:span><text:span text:style-name="T32"><text:tab/>Hat ſie der Jüden Schule</text:span><text:span text:style-name="T35"> nicht</text:span><text:span text:style-name="T32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03">Tenore</text:span><text:span text:style-name="T32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6">ut</text:span><text:span text:style-name="T32">en?<text:line-break/><text:tab/>Er rede allzu frey<text:line-break/></text:span><text:soft-page-break/><text:span text:style-name="T32"><text:tab/>und alßo unbeſcheiden</text:span><text:span text:style-name="T37">?</text:span><text:span text:style-name="T32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03">Tenore</text:span><text:span text:style-name="T32"><text:tab/>Was ſchlägt </text:span><text:span text:style-name="T33">m</text:span><text:span text:style-name="T32">an ihn</text:span><text:span text:style-name="T38">,</text:span><text:span text:style-name="T32"><text:line-break/></text:span><text:span text:style-name="T103">&amp;</text:span><text:span text:style-name="T32"><text:tab/></text:span><text:span text:style-name="T38">was</text:span><text:span text:style-name="T32"> ſpeyt man ihm<text:line-break/></text:span><text:span text:style-name="T103">Basſo</text:span><text:span text:style-name="T32"><text:tab/>ins heilge Angeſicht!</text:span></text:p>
      <text:p text:style-name="P53"/>
      <text:p text:style-name="P53"/>
      <text:p text:style-name="P54"><text:span text:style-name="T103">3</text:span>.3<text:tab/>Duetto:<text:tab/>Wehe dir verruchten Volcke<text:tab/>1<text:span text:style-name="T6"><text:line-break/><text:line-break/></text:span><text:span text:style-name="T103">Tenore</text:span><text:span text:style-name="T32"><text:tab/></text:span><text:span text:style-name="T6">Wehe dir verruchten Volcke,</text:span><text:span text:style-name="T32"><text:line-break/></text:span><text:span text:style-name="T103">&amp;</text:span><text:span text:style-name="T32"><text:tab/></text:span><text:span text:style-name="T6">wenn er auf dem Thron der Wolcke</text:span><text:span text:style-name="T32"><text:line-break/></text:span><text:span text:style-name="T103">Basſo</text:span><text:span text:style-name="T32"><text:tab/></text:span><text:span text:style-name="T6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54"/>
      <text:p text:style-name="P54"/>
      <text:p text:style-name="P55">3.4<text:tab/>Recitativo:<text:tab/>Und Petre, du erkühneſt dich<text:tab/>1<text:span text:style-name="T6"><text:line-break/><text:line-break/></text:span>Alto<text:span text:style-name="T6"><text:tab/>Und Petre, du erkühneſt dich,<text:line-break/><text:tab/>den Heyland</text:span><text:span text:style-name="T41">,</text:span><text:span text:style-name="T6"> aber nur </text:span><text:span text:style-name="T40">von</text:span><text:span text:style-name="T6"> weite</text:span><text:span text:style-name="T40">n</text:span><text:span text:style-name="T41">,</text:span><text:span text:style-name="T6"><text:line-break/><text:tab/>biß in Pallaſt de</text:span><text:span text:style-name="T40">s h</text:span><text:span text:style-name="T6">ohen</text:span><text:span text:style-name="T40"> P</text:span><text:span text:style-name="T6">rieſter</text:span><text:span text:style-name="T40">s</text:span><text:span text:style-name="T6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2">!</text:span><text:span text:style-name="T6"> jetzt kr</text:span><text:span text:style-name="T41">e</text:span><text:span text:style-name="T6">ht zum zweytenmal der Hahn,<text:line-break/><text:tab/>der deines Falls beredter Zeuge iſt.<text:line-break/><text:tab/>Schau</text:span><text:span text:style-name="T43">!</text:span><text:span text:style-name="T6"> Jeſus wendet ſich,<text:line-break/><text:tab/>ſeyn Blick erinnert deßen dich,<text:line-break/><text:tab/>was du nun dreymal ſchon gethan.</text:span></text:p>
      <text:p text:style-name="P55"/>
      <text:p text:style-name="P55"/>
      <text:p text:style-name="P56">3.5<text:tab/>Aria:<text:tab/>Ja, Petre, geh hinaus und weine<text:tab/>1<text:span text:style-name="T6"><text:line-break/><text:line-break/></text:span>Alto<text:span text:style-name="T6"><text:tab/>Ja, Petre, geh hinaus und weine</text:span><text:span text:style-name="T45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7"><text:line-break/></text:p>
      <text:p text:style-name="P56"/>
      <text:p text:style-name="P58"><text:soft-page-break/><text:span text:style-name="T104">3</text:span>.6<text:tab/>Choral:<text:tab/>Ich bitt, ich ruf, ich weine<text:tab/>1<text:span text:style-name="T6"><text:line-break/><text:line-break/></text:span>Chor<text:span text:style-name="T6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5"/>
      <text:p text:style-name="P45"/>
      <text:p text:style-name="P24"><text:span text:style-name="T86">v i e r t e</text:span><text:span text:style-name="T82"> <text:s text:c="2"/>b e t r a c h t u n g</text:span></text:p>
      <text:p text:style-name="P17"/>
      <text:p text:style-name="P37"><text:span text:style-name="T105">4.1</text:span><text:tab/>Choral:<text:span text:style-name="T105"><text:tab/> Jeſus für Pilato ſteht<text:tab/>1</text:span></text:p>
      <text:p text:style-name="P57"/>
      <text:p text:style-name="P59">Chor<text:span text:style-name="T6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9"/>
      <text:p text:style-name="P59"/>
      <text:p text:style-name="P60">4.2<text:tab/>Recitativo<text:tab/>Kaum wird mein Jeſus frühe<text:tab/>1<text:span text:style-name="T6"><text:line-break/><text:line-break/></text:span>Canto<text:span text:style-name="T6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50"><text:line-break/></text:span><text:span text:style-name="T107">Basſo</text:span><text:span text:style-name="T50"><text:tab/></text:span><text:span text:style-name="T6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9"><text:line-break/><text:tab/>und endet ſeine Reu an einem Stricke.</text:span></text:p>
      <text:p text:style-name="P60"/>
      <text:p text:style-name="P60"/>
      <text:p text:style-name="P61"><text:span text:style-name="T106">4</text:span>.3<text:tab/>Duetto:<text:tab/>Du verſchmitzter Schlangengriff<text:tab/>1<text:span text:style-name="T6"><text:line-break/><text:line-break/></text:span>Canto<text:span text:style-name="T6"><text:tab/>Du verſchmitzter Schlangengriff,<text:line-break/></text:span>&amp;<text:span text:style-name="T6"><text:tab/>o wie manches Glaubensſchiff<text:line-break/></text:span>Basſo<text:span text:style-name="T6"><text:tab/>ſenckeſt du in tiefſten Abgrund<text:line-break/><text:tab/>der Verzweiffelung hinein.</text:span><text:span text:style-name="T51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61"/>
      <text:p text:style-name="P61"/>
      <text:p text:style-name="P61"/>
      <text:p text:style-name="P62"><text:soft-page-break/><text:span text:style-name="T108">4</text:span>.4<text:tab/>Recitativo:<text:tab/>Es ſcheuen zwar die Jüden die Gefahr<text:tab/>1<text:span text:style-name="T6"><text:line-break/><text:line-break/></text:span>Tenore<text:span text:style-name="T6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5">Inden</text:span><text:span text:style-name="T6">noch </text:span><text:span text:style-name="T55">wird ein</text:span><text:span text:style-name="T6"> Barrabas,<text:line-break/><text:tab/>der Mord und Aufruhrs wegen<text:line-break/><text:tab/>bereits in Ketten ſaß,<text:line-break/><text:tab/>vom Richter loß geſprochen</text:span><text:span text:style-name="T56">,</text:span><text:span text:style-name="T6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62"/>
      <text:p text:style-name="P62"/>
      <text:p text:style-name="P63">4.5<text:tab/>Aria:<text:tab/>Unbeflecktes Gotteslamm<text:tab/>1<text:span text:style-name="T6"><text:line-break/><text:line-break/></text:span>Tenore<text:span text:style-name="T6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63"/>
      <text:p text:style-name="P63"/>
      <text:p text:style-name="P64">4.6<text:tab/>Choral:<text:tab/>Du ſpringst ins Todes Rachen<text:tab/>1<text:span text:style-name="T6"><text:line-break/><text:line-break/></text:span>Chor<text:span text:style-name="T6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46"/>
      <text:p text:style-name="P46"/>
      <text:p text:style-name="P25"><text:soft-page-break/><text:span text:style-name="T87">f ü n f t e</text:span><text:span text:style-name="T82"> <text:s text:c="2"/>b e t r a c h t u n g</text:span></text:p>
      <text:p text:style-name="P18"/>
      <text:p text:style-name="P38"><text:span text:style-name="T109">5.1</text:span><text:tab/>Choral:<text:span text:style-name="T109"><text:tab/>Hinweg, ihr irrdſchen Hindernißen<text:tab/>1</text:span><text:span text:style-name="T58"><text:line-break/><text:line-break/></text:span><text:span text:style-name="T109">Chor</text:span><text:span text:style-name="T58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38"/>
      <text:p text:style-name="P38"/>
      <text:p text:style-name="P65"><text:span text:style-name="T109">5</text:span>.2<text:tab/>Recitativo:<text:tab/>So trägſt du denn des Creutzes ſchwere Bürde<text:tab/>1<text:span text:style-name="T6"><text:line-break/><text:line-break/></text:span><text:span text:style-name="T110">Alto</text:span><text:span text:style-name="T6"><text:tab/>So trägſt du denn des Creutzes ſchwere Bürde,<text:line-break/><text:tab/>mein Jeſus, ſelbſt nach Golgatha.<text:line-break/><text:tab/>Ach, daß ich williglich</text:span><text:span text:style-name="T59"><text:line-break/><text:tab/></text:span><text:span text:style-name="T6">ein Simon von Cyrene würde<text:line-break/><text:tab/>und nähm dein Joch auf mich.<text:line-break/><text:tab/>Ach, folgt ich dir in deiner Schmach<text:line-break/><text:tab/>biß an die Schäde</text:span><text:span text:style-name="T59">l</text:span><text:span text:style-name="T6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5"/>
      <text:p text:style-name="P65"/>
      <text:p text:style-name="P66">5.3<text:tab/>Aria:<text:tab/>Verlöſcht denn deine Liebe nicht<text:tab/>1<text:span text:style-name="T6"><text:line-break/><text:line-break/></text:span>Alto<text:span text:style-name="T6"><text:tab/>Verlöſcht denn deine Liebe nicht,<text:line-break/><text:tab/>da um dein bloßes Angeſicht<text:line-break/><text:tab/>bereits die Todes Schatten ſchweben?<text:line-break/><text:tab/></text:span><text:span text:style-name="T63">Nein, d</text:span><text:span text:style-name="T6">u </text:span><text:span text:style-name="T60">willſt</text:span><text:span text:style-name="T6"> noch vor deinem Todt<text:line-break/><text:tab/>der Liebe</text:span><text:span text:style-name="T60">,</text:span><text:span text:style-name="T6"> holdes Abendroth</text:span><text:span text:style-name="T60">,</text:span><text:span text:style-name="T6"><text:line-break/><text:tab/>o Gnadenſonne</text:span><text:span text:style-name="T60">,</text:span><text:span text:style-name="T6"> von dir geben</text:span><text:span text:style-name="T60">.</text:span></text:p>
      <text:p text:style-name="P67"><text:line-break/><text:line-break/><text:line-break/></text:p>
      <text:p text:style-name="P66"/>
      <text:p text:style-name="P67"><text:soft-page-break/><text:span text:style-name="T111">5</text:span>.4<text:tab/>Recitativo:<text:tab/>Womit erquickt man Jeſum nun<text:tab/>1<text:span text:style-name="T6"><text:line-break/><text:line-break/></text:span>Canto<text:span text:style-name="T6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6"><text:tab/>Soll es der ſcharffe Eſig thun,<text:line-break/><text:tab/>den ihm ein Kriegsknecht bringt?<text:line-break/><text:tab/>Nein, grauſame, nein, nein!<text:line-break/><text:line-break/></text:span>Canto<text:span text:style-name="T6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5">l</text:span><text:span text:style-name="T6">thäter ſpricht:<text:line-break/><text:tab/>Herr, kömmeſt du in deinem Reiche an,<text:line-break/><text:tab/>ach, ſo gedencke mein.</text:span></text:p>
      <text:p text:style-name="P67"/>
      <text:p text:style-name="P67"/>
      <text:p text:style-name="P68">5.5<text:tab/>Duetto:<text:tab/>O wie tröſtlich, o wie ſüße<text:tab/>1<text:span text:style-name="T6"><text:line-break/><text:line-break/></text:span>Canto<text:span text:style-name="T6"><text:tab/>O wie tröſtlich, o wie ſüße<text:line-break/></text:span>&amp;<text:span text:style-name="T6"><text:tab/></text:span><text:span text:style-name="T66">klingt die Antwort Jeſu drauf,</text:span><text:span text:style-name="T6"><text:line-break/></text:span>Tenore<text:span text:style-name="T6"><text:tab/></text:span><text:span text:style-name="T66">welche ihm im Paradieſe<text:line-break/><text:tab/>nach geſchloßnen Lebenslauf<text:line-break/><text:tab/>einen Aufenthalt verhieße.</text:span></text:p>
      <text:p text:style-name="P68"/>
      <text:p text:style-name="P68"/>
      <text:p text:style-name="P69"><text:span text:style-name="T112">5</text:span>.6<text:tab/>Choral:<text:tab/><text:span text:style-name="T120">So wahrhaftig als ich lebe</text:span><text:span text:style-name="T121"><text:tab/>1</text:span><text:span text:style-name="T6"><text:line-break/><text:line-break/></text:span>Chor<text:span text:style-name="T6"><text:tab/></text:span><text:span text:style-name="T113">So wahrhaftig als ich lebe,<text:line-break/><text:tab/></text:span><text:span text:style-name="T114">w</text:span><text:span text:style-name="T113">ill ich keines Men</text:span><text:span text:style-name="T114">ſ</text:span><text:span text:style-name="T113">chen Tod</text:span><text:span text:style-name="T114">t</text:span><text:span text:style-name="T113">,<text:line-break/><text:tab/></text:span><text:span text:style-name="T114">ſ</text:span><text:span text:style-name="T113">ondern, daß er </text:span><text:span text:style-name="T114">ſ</text:span><text:span text:style-name="T113">ich ergebe<text:line-break/><text:tab/></text:span><text:span text:style-name="T114">a</text:span><text:span text:style-name="T113">n mir aus dem Sündenkot</text:span><text:span text:style-name="T115">h</text:span><text:span text:style-name="T113">.<text:line-break/><text:tab/>Gottes Freud ist, wenn auf Erd<text:line-break/><text:tab/></text:span><text:span text:style-name="T114">e</text:span><text:span text:style-name="T113">in Verirrter wiederkehrt</text:span><text:span text:style-name="T114">,</text:span><text:span text:style-name="T113"><text:line-break/><text:tab/></text:span><text:span text:style-name="T114">w</text:span><text:span text:style-name="T113">ill nicht, daß aus </text:span><text:span text:style-name="T114">ſ</text:span><text:span text:style-name="T113">einer He</text:span><text:span text:style-name="T114">e</text:span><text:span text:style-name="T113">rde<text:line-break/><text:tab/></text:span><text:span text:style-name="T114">d</text:span><text:span text:style-name="T113">as Gering</text:span><text:span text:style-name="T114">ſ</text:span><text:span text:style-name="T113">t entzogen werde.</text:span></text:p>
      <text:p text:style-name="P47"/>
      <text:p text:style-name="P47"/>
      <text:p text:style-name="P26"><text:span text:style-name="T88">s e c h s t e</text:span><text:span text:style-name="T82"> <text:s text:c="2"/>b e t r a c h t u n g</text:span></text:p>
      <text:p text:style-name="P19"/>
      <text:p text:style-name="P70"><text:span text:style-name="T122">6</text:span><text:span text:style-name="T123">.1</text:span><text:span text:style-name="T120"><text:tab/>Choral:</text:span><text:span text:style-name="T122"><text:tab/>Kommt, ihr Geschöpffe, kommt herbey<text:tab/>1</text:span><text:span text:style-name="T116"><text:line-break/><text:line-break/></text:span><text:span text:style-name="T122">Chor</text:span><text:span text:style-name="T116"><text:tab/>Kommt, ihr Geschöpffe, kommt herbey,<text:line-break/><text:tab/>und machet bald ein Klaggeſchrey,<text:line-break/><text:tab/>das grauſam ſey zur ſelben </text:span><text:span text:style-name="T117">F</text:span><text:span text:style-name="T116">rist,<text:line-break/><text:tab/>da Gott am Creutz verſchieden iſt.</text:span></text:p>
      <text:p text:style-name="P70"/>
      <text:p text:style-name="P70"/>
      <text:p text:style-name="P70"/>
      <text:p text:style-name="P70"><text:soft-page-break/><text:span text:style-name="T122">6</text:span><text:span text:style-name="T124">.2<text:tab/>Recitativo:<text:tab/>Verbirg, o Sonne, nur das Licht</text:span><text:span text:style-name="T118"><text:tab/>1<text:line-break/><text:line-break/></text:span><text:span text:style-name="T124">Alto</text:span><text:span text:style-name="T118"><text:tab/>Verbirg, o Sonne, nur das Licht<text:line-break/><text:tab/>von deinem Angeſicht<text:line-break/><text:tab/>in tieffe Finſterniße,<text:line-break/><text:tab/>dein froher Schein<text:line-break/><text:tab/>will kein betrübter Zeuge ſeyn,<text:line-break/><text:tab/>daß itzt mein Jeſus klagen müße</text:span><text:span text:style-name="T119">,</text:span><text:span text:style-name="T118"><text:line-break/><text:tab/></text:span><text:span text:style-name="T119">e</text:span><text:span text:style-name="T118">r ſey, wer kan das Elend faßen,<text:line-break/><text:tab/>von Gott verlaßen.<text:line-break/><text:tab/><text:line-break/></text:span><text:span text:style-name="T124">Tenore</text:span><text:span text:style-name="T118"><text:tab/>Ach! flößt ihr ihm in ſolcher ſchwerer Pein<text:line-break/><text:tab/>nach Yſopen nur Eßig ein,<text:line-break/><text:tab/>als wäret ihr bedacht,<text:line-break/><text:tab/>ihn noch vor ſeinem Ende,<text:line-break/><text:tab/>ihr Mörder, zu erquicken.<text:line-break/><text:line-break/></text:span><text:span text:style-name="T124">Canto</text:span><text:span text:style-name="T118"><text:tab/>Er nimmt es dennoch an und rufft:<text:line-break/><text:tab/>Es iſt vollbracht,<text:line-break/><text:tab/>befiehlt den Geiſt in ſeines Vaters Hände,<text:line-break/><text:tab/>fängt an die Augen zuzudrücken,<text:line-break/><text:tab/>neigt das erblaßte Haupt,<text:line-break/><text:tab/>und gibt dem Leben gute Nach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6T20:06:45.283626518</dc:date>
    <dc:creator>Wolfgang Skala</dc:creator>
    <meta:editing-duration>P11DT17H45M26S</meta:editing-duration>
    <meta:editing-cycles>1064</meta:editing-cycles>
    <meta:generator>LibreOffice/4.2.8.2$Linux_X86_64 LibreOffice_project/420m0$Build-2</meta:generator>
    <meta:document-statistic meta:table-count="0" meta:image-count="1" meta:object-count="0" meta:page-count="13" meta:paragraph-count="55" meta:word-count="2698" meta:character-count="15904" meta:non-whitespace-character-count="12878"/>
  </office:meta>
</office:document-meta>
</file>